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24pt" fo:language="uk" fo:country="UA" officeooo:rsid="001c6626" officeooo:paragraph-rsid="001c6626" fo:background-color="transparent" style:font-size-asian="24pt" style:font-size-complex="24pt"/>
    </style:style>
    <style:style style:name="P2" style:family="paragraph" style:parent-style-name="Standard" style:list-style-name="L1">
      <style:text-properties fo:color="#000000" loext:opacity="100%" fo:font-size="24pt" fo:language="uk" fo:country="UA" officeooo:rsid="001c6626" officeooo:paragraph-rsid="001c6626" fo:background-color="transparent" style:font-size-asian="24pt" style:font-size-complex="24pt"/>
    </style:style>
    <style:style style:name="P3" style:family="paragraph" style:parent-style-name="Standard">
      <style:text-properties fo:color="#000000" loext:opacity="100%" fo:font-size="24pt" fo:language="uk" fo:country="UA" officeooo:rsid="001c6626" officeooo:paragraph-rsid="001d5c9a" fo:background-color="transparent" style:font-size-asian="24pt" style:font-size-complex="24pt"/>
    </style:style>
    <style:style style:name="P4" style:family="paragraph" style:parent-style-name="Standard">
      <style:text-properties fo:color="#000000" loext:opacity="100%" fo:font-size="24pt" fo:language="uk" fo:country="UA" officeooo:rsid="001c6626" officeooo:paragraph-rsid="00229484" fo:background-color="transparent" style:font-size-asian="24pt" style:font-size-complex="24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24pt" fo:language="uk" fo:country="UA" officeooo:rsid="001d5c9a" officeooo:paragraph-rsid="001d5c9a" fo:background-color="transparent" style:font-size-asian="24pt" style:font-size-complex="24pt"/>
    </style:style>
    <style:style style:name="P6" style:family="paragraph" style:parent-style-name="Standard" style:list-style-name="L1">
      <style:text-properties fo:color="#000000" loext:opacity="100%" fo:font-size="24pt" fo:language="uk" fo:country="UA" officeooo:rsid="001d5c9a" officeooo:paragraph-rsid="001d5c9a" fo:background-color="transparent" style:font-size-asian="24pt" style:font-size-complex="2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24pt" fo:language="uk" fo:country="UA" officeooo:rsid="001e0fe5" officeooo:paragraph-rsid="001e0fe5" fo:background-color="transparent" style:font-size-asian="24pt" style:font-size-complex="24pt"/>
    </style:style>
    <style:style style:name="P8" style:family="paragraph" style:parent-style-name="Standard">
      <style:text-properties fo:color="#000000" loext:opacity="100%" fo:font-size="24pt" fo:language="uk" fo:country="UA" officeooo:rsid="001e0fe5" officeooo:paragraph-rsid="001e0fe5" fo:background-color="transparent" style:font-size-asian="24pt" style:font-size-complex="24pt"/>
    </style:style>
    <style:style style:name="P9" style:family="paragraph" style:parent-style-name="Standard">
      <style:text-properties fo:color="#000000" loext:opacity="100%" fo:font-size="24pt" fo:language="uk" fo:country="UA" officeooo:rsid="001e818a" officeooo:paragraph-rsid="001e818a" fo:background-color="transparent" style:font-size-asian="24pt" style:font-size-complex="24pt"/>
    </style:style>
    <style:style style:name="P10" style:family="paragraph" style:parent-style-name="Standard">
      <style:text-properties fo:color="#000000" loext:opacity="100%" fo:font-size="24pt" fo:language="uk" fo:country="UA" officeooo:rsid="001e818a" officeooo:paragraph-rsid="00229484" fo:background-color="transparent" style:font-size-asian="24pt" style:font-size-complex="24pt"/>
    </style:style>
    <style:style style:name="P11" style:family="paragraph" style:parent-style-name="Standard">
      <style:text-properties fo:color="#000000" loext:opacity="100%" fo:font-size="24pt" fo:language="uk" fo:country="UA" officeooo:rsid="00203e30" officeooo:paragraph-rsid="00203e30" fo:background-color="transparent" style:font-size-asian="24pt" style:font-size-complex="24pt"/>
    </style:style>
    <style:style style:name="P12" style:family="paragraph" style:parent-style-name="Standard">
      <style:text-properties fo:color="#000000" loext:opacity="100%" fo:font-size="24pt" fo:language="uk" fo:country="UA" officeooo:rsid="00203e30" officeooo:paragraph-rsid="00229484" fo:background-color="transparent" style:font-size-asian="24pt" style:font-size-complex="24pt"/>
    </style:style>
    <style:style style:name="P13" style:family="paragraph" style:parent-style-name="Standard">
      <style:text-properties fo:color="#000000" loext:opacity="100%" fo:font-size="24pt" fo:language="uk" fo:country="UA" officeooo:rsid="001b7267" officeooo:paragraph-rsid="001c6626" fo:background-color="transparent" style:font-size-asian="24pt" style:font-size-complex="24pt"/>
    </style:style>
    <style:style style:name="P14" style:family="paragraph" style:parent-style-name="Standard" style:list-style-name="L1">
      <style:text-properties fo:color="#000000" loext:opacity="100%" fo:font-size="24pt" fo:language="uk" fo:country="UA" officeooo:rsid="001b7267" officeooo:paragraph-rsid="001b7267" fo:background-color="transparent" style:font-size-asian="24pt" style:font-size-complex="24pt"/>
    </style:style>
    <style:style style:name="P15" style:family="paragraph" style:parent-style-name="Standard" style:list-style-name="L2">
      <style:text-properties fo:color="#000000" loext:opacity="100%" fo:font-size="24pt" officeooo:paragraph-rsid="001c6626" fo:background-color="transparent" style:font-size-asian="24pt" style:font-size-complex="24pt"/>
    </style:style>
    <style:style style:name="P16" style:family="paragraph" style:parent-style-name="Standard">
      <style:text-properties fo:color="#000000" loext:opacity="100%" fo:font-size="24pt" officeooo:paragraph-rsid="001e818a" fo:background-color="transparent" style:font-size-asian="24pt" style:font-size-complex="24pt"/>
    </style:style>
    <style:style style:name="P17" style:family="paragraph" style:parent-style-name="Standard" style:list-style-name="L2">
      <style:text-properties fo:color="#000000" loext:opacity="100%" fo:font-size="24pt" officeooo:rsid="001c6626" officeooo:paragraph-rsid="001c6626" fo:background-color="transparent" style:font-size-asian="24pt" style:font-size-complex="24pt"/>
    </style:style>
    <style:style style:name="P18" style:family="paragraph" style:parent-style-name="Standard">
      <style:text-properties fo:color="#000000" loext:opacity="100%" fo:font-size="24pt" officeooo:rsid="00203e30" officeooo:paragraph-rsid="00203e30" fo:background-color="transparent" style:font-size-asian="24pt" style:font-size-complex="24pt"/>
    </style:style>
    <style:style style:name="P19" style:family="paragraph" style:parent-style-name="Standard">
      <style:text-properties fo:color="#000000" loext:opacity="100%" fo:font-size="24pt" style:text-underline-style="none" officeooo:rsid="00203e30" officeooo:paragraph-rsid="00203e30" fo:background-color="transparent" style:font-size-asian="24pt" style:font-size-complex="24pt"/>
    </style:style>
    <style:style style:name="T1" style:family="text">
      <style:text-properties officeooo:rsid="001c6626"/>
    </style:style>
    <style:style style:name="T2" style:family="text">
      <style:text-properties fo:color="#000000" loext:opacity="100%" officeooo:rsid="001e0fe5"/>
    </style:style>
    <style:style style:name="T3" style:family="text">
      <style:text-properties fo:color="#000000" loext:opacity="100%" fo:language="uk" fo:country="UA"/>
    </style:style>
    <style:style style:name="T4" style:family="text">
      <style:text-properties fo:color="#000000" loext:opacity="100%" fo:language="uk" fo:country="UA" officeooo:rsid="001c6626"/>
    </style:style>
    <style:style style:name="T5" style:family="text">
      <style:text-properties fo:color="#000000" loext:opacity="100%" fo:language="uk" fo:country="UA" officeooo:rsid="001d5c9a"/>
    </style:style>
    <style:style style:name="T6" style:family="text">
      <style:text-properties officeooo:rsid="001d5c9a"/>
    </style:style>
    <style:style style:name="T7" style:family="text">
      <style:text-properties officeooo:rsid="001e0fe5"/>
    </style:style>
    <style:style style:name="T8" style:family="text">
      <style:text-properties officeooo:rsid="001e818a"/>
    </style:style>
    <style:style style:name="T9" style:family="text">
      <style:text-properties fo:color="#ffffff" loext:opacity="100%" style:font-name="Droid Sans Mono" fo:font-size="10.5pt" fo:font-weight="normal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1e818a" style:font-size-asian="24pt" style:font-size-complex="24pt"/>
    </style:style>
    <style:style style:name="T12" style:family="text">
      <style:text-properties fo:language="uk" fo:country="UA" officeooo:rsid="001c6626"/>
    </style:style>
    <style:style style:name="T13" style:family="text">
      <style:text-properties fo:language="uk" fo:country="UA" officeooo:rsid="001d5c9a"/>
    </style:style>
    <style:style style:name="T14" style:family="text">
      <style:text-properties fo:language="uk" fo:country="UA" officeooo:rsid="001e818a"/>
    </style:style>
    <style:style style:name="T15" style:family="text">
      <style:text-properties style:font-name="Droid Sans Mono" fo:font-size="10.5pt" fo:font-weight="normal"/>
    </style:style>
    <style:style style:name="T16" style:family="text">
      <style:text-properties style:font-name="Droid Sans Mono" fo:font-size="10.5pt" fo:font-weight="normal" fo:background-color="#ffff00" loext:char-shading-value="0"/>
    </style:style>
    <style:style style:name="T17" style:family="text">
      <style:text-properties style:font-name="Droid Sans Mono" fo:font-size="10.5pt" fo:font-weight="normal" officeooo:rsid="001e818a"/>
    </style:style>
    <style:style style:name="T18" style:family="text">
      <style:text-properties style:font-name="Droid Sans Mono" fo:font-weight="normal"/>
    </style:style>
    <style:style style:name="T19" style:family="text">
      <style:text-properties style:font-name="Droid Sans Mono" fo:font-weight="normal" fo:background-color="#ffff00" loext:char-shading-value="0"/>
    </style:style>
    <style:style style:name="T20" style:family="text">
      <style:text-properties style:font-name="Droid Sans Mono" fo:font-weight="normal" officeooo:rsid="001e818a"/>
    </style:style>
    <style:style style:name="T21" style:family="text">
      <style:text-properties officeooo:rsid="002160a7"/>
    </style:style>
    <style:style style:name="T22" style:family="text">
      <style:text-properties officeooo:rsid="002294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heck list</text:p>
      <text:p text:style-name="P1">MAIN PAGE </text:p>
      <text:list xml:id="list793884677" text:style-name="L1">
        <text:list-item>
          <text:p text:style-name="P14">Бокове меню збільшується та зменшуєься в залежності від розміру екрану</text:p>
        </text:list-item>
        <text:list-item>
          <text:p text:style-name="P14">Присутні кнопки на всі проєкти які ми робили <text:span text:style-name="T1">а також на старий випускний сайт</text:span></text:p>
        </text:list-item>
        <text:list-item>
          <text:p text:style-name="P2">При натиску на текст “Final site” відбувається повернення на головну сторінку</text:p>
        </text:list-item>
        <text:list-item>
          <text:p text:style-name="P2">Кнопка на старий випускний сайт пофарбована градієнтом світло-зеленого та синього.</text:p>
        </text:list-item>
        <text:list-item>
          <text:p text:style-name="P2">Кнопка в тексті перетікає градієнтом.</text:p>
        </text:list-item>
        <text:list-item>
          <text:p text:style-name="P6">При наведенні кнопки трошки піднімаються з’являється тіні та змінюється заливка</text:p>
        </text:list-item>
      </text:list>
      <text:p text:style-name="P1"/>
      <text:p text:style-name="P1">TOPIC 1</text:p>
      <text:list xml:id="list889412384" text:style-name="L2">
        <text:list-item>
          <text:p text:style-name="P15"><text:span text:style-name="T12">Теж саме шо до пунктів з ‘MAIN PAGE’ 1,2,3,4,</text:span><text:span text:style-name="T13">6</text:span></text:p>
          <text:p text:style-name="P17"><text:span text:style-name="T10">Тут було малювання блоками</text:span></text:p>
          <text:p text:style-name="P17"><text:span text:style-name="T10"/></text:p>
        </text:list-item>
      </text:list>
      <text:p text:style-name="P4">TOPIC 2</text:p>
      <text:p text:style-name="P4"><text:span text:style-name="T6">Тут ми вчилися працювати з градієнтами</text:span></text:p>
      <text:p text:style-name="P4"/>
      <text:p text:style-name="P4"><text:soft-page-break/>TOPIC 3</text:p>
      <text:p text:style-name="P4"><text:span text:style-name="T6">Тут ми вчилися працювати з фоном (метою заняття було навчитися ставити “щось” на задній фон сайту тому так і залишив</text:span></text:p>
      <text:p text:style-name="P4"/>
      <text:p text:style-name="P4">TOPIC 4 </text:p>
      <text:p text:style-name="P4"><text:span text:style-name="T6">Тут ми вивчали рядки що рухаються</text:span></text:p>
      <text:p text:style-name="P1"/>
      <text:p text:style-name="P1">TOPIC 5 </text:p>
      <text:p text:style-name="P5">Тут ми вивчали форматування символів тобто це символи вставлені за спеціальним номером або якимось символами тобто щоб поставити картинку окулярів потрібно написати Alt code 128083. </text:p>
      <text:p text:style-name="P7">Також символи можуть бути підкресленними різних розмірів або мати різні шрифти</text:p>
      <text:p text:style-name="P3"/>
      <text:p text:style-name="P3">TOPIC 6</text:p>
      <text:p text:style-name="P3"><text:s/><text:span text:style-name="T7">Тут було форматування тексту, <text:s/>тобто як він може відображуватися: різними кольорами, різним розміром,нахиленим чи рівним, може бути тонким або жирним а також може мати тінь з можливістю змінювати нахил товщину та кольор.</text:span></text:p>
      <text:p text:style-name="P1"/>
      <text:p text:style-name="P1"/>
      <text:p text:style-name="P1"><text:soft-page-break/></text:p>
      <text:p text:style-name="P1"/>
      <text:p text:style-name="P1">TOPIC 7 </text:p>
      <text:p text:style-name="P8">Тут ми проходили одразу дві теми це кнопки <text:s/>та таблиці.</text:p>
      <text:p text:style-name="P8">В таблиці ми навчилися застосовувати стилі до елементів через один або через два,</text:p>
      <text:p text:style-name="P8">тобто перший рядок лише вибрана комірка</text:p>
      <text:p text:style-name="P8">а <text:span text:style-name="T8">в</text:span> другому <text:span text:style-name="T8">увесь рядок та вибрана комірка</text:span></text:p>
      <text:p text:style-name="P1"/>
      <text:p text:style-name="P1">TOPIC 8 </text:p>
      <text:p text:style-name="P9">Тут ми знову проходили малювання блоками </text:p>
      <text:p text:style-name="P9">але вже в іншому варіанті виконання тут є код та готова фігура, а ще пояснення де друга робота</text:p>
      <text:p text:style-name="P1"/>
      <text:p text:style-name="P1">TOPIC 9 </text:p>
      <text:p text:style-name="P10">На 9 усім вам дуже знайома структура яку ви усюди бачите але вона була теж трошки редагована ну тобто прототип на ній так і </text:p>
      <text:p text:style-name="P10">написано що це прототип </text:p>
      <text:p text:style-name="P1"/>
      <text:p text:style-name="P1">TOPIC 10</text:p>
      <text:p text:style-name="P9">Тут ми почали вичати Java Script та виводити повідомлення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">TOPIC 11</text:p>
      <text:p text:style-name="P9">Тут математичний вираз g*b+h</text:p>
      <text:p text:style-name="P9">g=56 <text:s/>b=54 <text:s text:c="2"/>h=86 і дорівнює <text:s/>це 2251</text:p>
      <text:p text:style-name="P9"/>
      <text:p text:style-name="P1">TOPIC 12</text:p>
      <text:p text:style-name="P16"><text:span text:style-name="T14">У першому питання </text:span><text:span text:style-name="T19">alert(9&lt;12) </text:span><text:span text:style-name="T18"><text:s text:c="3"/></text:span><text:span text:style-name="T20">чи вірне воно? І так воно вірне тому отримуємо true </text:span></text:p>
      <text:p text:style-name="P18"><text:span text:style-name="T18">такаж історія з наступним але там вже з літерами A &lt; g так бо літера А йде перша за алфвітом</text:span></text:p>
      <text:p text:style-name="P18"><text:span text:style-name="T18">далі складання чисел за логікою Java Script-у яка говорить 2 + 19 =219</text:span></text:p>
      <text:p text:style-name="P18"><text:span text:style-name="T18">такаж логіка Java Script-у </text:span></text:p>
      <text:p text:style-name="P18"><text:span text:style-name="T18">Далі 0 = false теж логіка Java Script-y </text:span></text:p>
      <text:p text:style-name="P18"><text:span text:style-name="T18">Тут ми <text:s/>маємо вказати наше імя</text:span></text:p>
      <text:p text:style-name="P18"><text:span text:style-name="T18">Отримуєму привіт «Вказане і’мя»</text:span></text:p>
      <text:p text:style-name="P19"><text:span text:style-name="T18">Вводимо сторону а і сторону <text:s/>Б та рік (який є таким примітивним паролем) <text:s text:c="18"/>і отримуємо площу та периметр </text:span></text:p>
      <text:p text:style-name="P19"><text:span text:style-name="T18"/></text:p>
      <text:p text:style-name="P19"><text:soft-page-break/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">TOPIC 13</text:p>
      <text:p text:style-name="P12">Ось тут ми пишемо початкове та кінцеве <text:s/>число і отримуєму усі числа в порядку від найменшого до найбільшого в мене максимальне число <text:s/>що запустилося 999 999 <text:span text:style-name="T21">але після цього довелося перезапускати </text:span></text:p>
      <text:p text:style-name="P12"><text:span text:style-name="T21">ноутбук аварійним методом тому не раджу </text:span></text:p>
      <text:p text:style-name="P1"/>
      <text:p text:style-name="P1">TOPIC 14</text:p>
      <text:p text:style-name="P11">Тут ми зробили рандомайзер в якому ми вгадуємо число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23:22:02.567504488</meta:creation-date>
    <dc:date>2022-12-18T00:35:16.543245769</dc:date>
    <meta:editing-duration>PT5M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5" meta:paragraph-count="52" meta:word-count="454" meta:character-count="2710" meta:non-whitespace-character-count="2267"/>
  </office:meta>
</office:document-meta>
</file>